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182" officeooo:paragraph-rsid="0018a182"/>
    </style:style>
    <style:style style:name="P2" style:family="paragraph" style:parent-style-name="Standard">
      <style:text-properties fo:font-weight="bold" officeooo:rsid="0018a182" officeooo:paragraph-rsid="0018a182" style:font-weight-asian="bold" style:font-weight-complex="bold"/>
    </style:style>
    <style:style style:name="P3" style:family="paragraph" style:parent-style-name="Standard">
      <style:text-properties fo:font-weight="normal" officeooo:rsid="0018a182" officeooo:paragraph-rsid="0018a182" style:font-weight-asian="normal" style:font-weight-complex="normal"/>
    </style:style>
    <style:style style:name="P4" style:family="paragraph" style:parent-style-name="Standard">
      <style:text-properties officeooo:rsid="0019cea3" officeooo:paragraph-rsid="0019cea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YOCTO:</text:p>
      <text:p text:style-name="P4">======</text:p>
      <text:p text:style-name="P4">To get the YOCTO source you need to have repo installed and use it as:</text:p>
      <text:p text:style-name="P4"></text:p>
      <text:p text:style-name="P4"><text:s text:c="8"/>Link: https://github.com/Freescale/fsl-community-bsp-platform</text:p>
      <text:p text:style-name="P4"></text:p>
      <text:p text:style-name="P4"><text:s text:c="8"/>Install the repo utility:</text:p>
      <text:p text:style-name="P4"></text:p>
      <text:p text:style-name="P4"><text:s text:c="16"/>$ mkdir ~/bin</text:p>
      <text:p text:style-name="P4"><text:s text:c="16"/>$ curl http://commondatastorage.googleapis.com/git-repo-downloads/repo</text:p>
      <text:p text:style-name="P4">&gt; ~/bin/repo</text:p>
      <text:p text:style-name="P4"><text:s text:c="16"/>$ chmod a+x ~/bin/repo</text:p>
      <text:p text:style-name="P4"></text:p>
      <text:p text:style-name="P4"><text:s text:c="8"/>Download the source:</text:p>
      <text:p text:style-name="P4"></text:p>
      <text:p text:style-name="P4"><text:s text:c="16"/>$ PATH=${PATH}:~/bin</text:p>
      <text:p text:style-name="P4"><text:s text:c="16"/>$ mkdir fsl-community-bsp</text:p>
      <text:p text:style-name="P4"><text:s text:c="16"/>$ cd fsl-community-bsp</text:p>
      <text:p text:style-name="P4"><text:s text:c="16"/>$ repo init -u</text:p>
      <text:p text:style-name="P4">https://github.com/Freescale/fsl-community-bsp-platform -b krogoth</text:p>
      <text:p text:style-name="P4"><text:s text:c="16"/>$ repo sync</text:p>
      <text:p text:style-name="P4"></text:p>
      <text:p text:style-name="P4"><text:s text:c="8"/>Setup the environment for iMX6:</text:p>
      <text:p text:style-name="P4"><text:s text:c="16"/>$ source setup-environment build</text:p>
      <text:p text:style-name="P4"></text:p>
      <text:p text:style-name="P4"><text:s text:c="8"/>*Note: We will use 'imx6qsabresd', but if you need, you can set a</text:p>
      <text:p text:style-name="P4">different board here (you don't have to do this step):</text:p>
      <text:p text:style-name="P4"><text:s text:c="16"/>$ nano conf/local.conf</text:p>
      <text:p text:style-name="P4"></text:p>
      <text:p text:style-name="P4"><text:s text:c="16"/>$ bitbake core-image-minimal</text:p>
      <text:p text:style-name="P4"></text:p>
      <text:p text:style-name="P4"><text:s text:c="8"/>The final outputs and images are located at:</text:p>
      <text:p text:style-name="P4"><text:s text:c="16"/>$ cd tmp/deploy/images</text:p>
      <text:p text:style-name="P4"></text:p>
      <text:p text:style-name="P4"><text:s text:c="16"/>$ sudo dd if=tmp/deploy/images/imx6qsabresd/core-image-minimal-imx6qsabresd.sdcard.gz</text:p>
      <text:p text:style-name="P4">of=/dev/sd(X) bs=1M</text:p>
      <text:p text:style-name="P4"><text:s text:c="16"/>$ sync # Wait a few seconds after this completes</text:p>
      <text:p text:style-name="P4"></text:p>
      <text:p text:style-name="P4"></text:p>
      <text:p text:style-name="P4"><text:s text:c="16"/>--&gt; Insert the card into the SD card slot on the top EDM module</text:p>
      <text:p text:style-name="P4">(that contains the processor).</text:p>
      <text:p text:style-name="P4"><text:s text:c="16"/>--&gt; Connect a serial cable to the UART and open your favorite serial</text:p>
      <text:p text:style-name="P4">console program.</text:p>
      <text:p text:style-name="P4"><text:s text:c="16"/>--&gt; Configure your serial console for 115200 8N1, with no hardware</text:p>
      <text:p text:style-name="P4">flow control</text:p>
      <text:p text:style-name="P4"><text:s text:c="16"/>--&gt; Optionally, connect an Ethernet cable</text:p>
      <text:p text:style-name="P4"><text:s text:c="16"/>--&gt; Power on the platform. You should see output during the boot process.</text:p>
      <text:p text:style-name="P4"><text:s text:c="16"/>--&gt; Upon booting, you will be presented with a login.</text:p>
      <text:p text:style-name="P4"><text:s text:c="16"/>--&gt; Log in as root with no password.</text:p>
      <text:p text:style-name="P4"></text:p>
      <text:p text:style-name="P4"></text:p>
      <text:p text:style-name="P4"><text:soft-page-break/>USB port :</text:p>
      <text:p text:style-name="P4"></text:p>
      <text:p text:style-name="P4">step 1:</text:p>
      <text:p text:style-name="P4"><text:tab/>to eanble usb on imx6 solox board follow below steps</text:p>
      <text:p text:style-name="P4">step 2:</text:p>
      <text:p text:style-name="P4"><text:tab/>=&gt; usb start</text:p>
      <text:p text:style-name="P4"><text:tab/>starting USB...</text:p>
      <text:p text:style-name="P4"><text:tab/>USB0:</text:p>
      <text:p text:style-name="P4"><text:tab/><text:tab/>Port not available.</text:p>
      <text:p text:style-name="P4"><text:tab/>USB1:<text:tab/></text:p>
      <text:p text:style-name="P4"><text:tab/><text:tab/>USB EHCI 1.00</text:p>
      <text:p text:style-name="P4">scanning bus 1 for devices... 4 USB Device(s) found</text:p>
      <text:p text:style-name="P4">scanning usb for storage devices... 2 Storage Device(s) found</text:p>
      <text:p text:style-name="P4">scanning usb for ethernet devices... 0 Ethernet Device(s) found</text:p>
      <text:p text:style-name="P4"></text:p>
      <text:p text:style-name="P4">step 3:to check the storage in usb use this command </text:p>
      <text:p text:style-name="P4"></text:p>
      <text:p text:style-name="P4"><text:tab/>=&gt; usb storage</text:p>
      <text:p text:style-name="P4"><text:tab/>Device 0: Vendor: USB</text:p>
      <text:p text:style-name="P4"><text:tab/>Rev: 1100 Prod: Flash Disk</text:p>
      <text:p text:style-name="P4"><text:tab/>Type: Hard Disk</text:p>
      <text:p text:style-name="P4"><text:tab/>Capacity: 1912.0 MB = 1.8 GB (3915776 x512)</text:p>
      <text:p text:style-name="P4"><text:tab/>Device 1: Vendor: Kingston Rev: 1.00 Prod: DataTraveler G2</text:p>
      <text:p text:style-name="P4"><text:tab/>Type: Removable Hard Disk</text:p>
      <text:p text:style-name="P4"><text:tab/>Capacity: 15259.7 MB = 14.9 GB (31252024 x 512)</text:p>
      <text:p text:style-name="P4">step 4:</text:p>
      <text:p text:style-name="P4"><text:tab/>=&gt; fatls usb 0</text:p>
      <text:p text:style-name="P4"><text:tab/>24055271</text:p>
      <text:p text:style-name="P4"><text:tab/>core-image-base-imx6sxea-com.rootfs.tar.bz2</text:p>
      <text:p text:style-name="P4"><text:tab/>79691776</text:p>
      <text:p text:style-name="P4"><text:tab/>core-image-base-imx6sxea-com.rootfs.ext3</text:p>
      <text:p text:style-name="P4"><text:tab/>316520</text:p>
      <text:p text:style-name="P4"><text:tab/>u-boot-imx6sxea-com.img</text:p>
      <text:p text:style-name="P4"><text:tab/>6084744</text:p>
      <text:p text:style-name="P4"><text:tab/>zimage-imx6sxea-com</text:p>
      <text:p text:style-name="P4"><text:tab/>42732</text:p>
      <text:p text:style-name="P4"><text:tab/>imx6sxea-com-kit.dtb</text:p>
      <text:p text:style-name="P4"><text:tab/>5 file(s), 0 dir(s)</text:p>
      <text:p text:style-name="P4"></text:p>
      <text:p text:style-name="P4">USB ENABLE IN KERNEL:</text:p>
      <text:p text:style-name="P4">--------------------</text:p>
      <text:p text:style-name="P4">to eanble the usb in kernel use below the commands</text:p>
      <text:p text:style-name="P4">step 1:</text:p>
      <text:p text:style-name="P4"><text:tab/>it is possible to see which USB devices are currently connected</text:p>
      <text:p text:style-name="P4"><text:tab/># lsusb</text:p>
      <text:p text:style-name="P4"><text:tab/>Bus</text:p>
      <text:p text:style-name="P4"><text:tab/>Bus</text:p>
      <text:p text:style-name="P4"><text:tab/>Bus</text:p>
      <text:p text:style-name="P4"><text:tab/>Bus</text:p>
      <text:p text:style-name="P4"><text:tab/>Copyright 2016 © Embedded Artists AB</text:p>
      <text:p text:style-name="P4"><text:tab/>001</text:p>
      <text:p text:style-name="P4"><text:tab/>001</text:p>
      <text:p text:style-name="P4"><text:soft-page-break/><text:tab/>001</text:p>
      <text:p text:style-name="P4"><text:tab/>001</text:p>
      <text:p text:style-name="P4"><text:tab/>Device</text:p>
      <text:p text:style-name="P4"><text:tab/>Device</text:p>
      <text:p text:style-name="P4"><text:tab/>Device</text:p>
      <text:p text:style-name="P4"><text:tab/>Device</text:p>
      <text:p text:style-name="P4"><text:tab/>004:</text:p>
      <text:p text:style-name="P4"><text:tab/>003:</text:p>
      <text:p text:style-name="P4"><text:tab/>002:</text:p>
      <text:p text:style-name="P4"><text:tab/>001:</text:p>
      <text:p text:style-name="P4"><text:tab/>ID</text:p>
      <text:p text:style-name="P4"><text:tab/>ID</text:p>
      <text:p text:style-name="P4"><text:tab/>ID</text:p>
      <text:p text:style-name="P4"><text:tab/>ID</text:p>
      <text:p text:style-name="P4"><text:tab/>0951:1624</text:p>
      <text:p text:style-name="P4"><text:tab/>8087:07dc</text:p>
      <text:p text:style-name="P4"><text:tab/>0424:2513</text:p>
      <text:p text:style-name="P4"><text:tab/>1d6b:0002</text:p>
      <text:p text:style-name="P4"><text:tab/>Kingston Technology DataTraveler G2</text:p>
      <text:p text:style-name="P4"><text:tab/>Intel Corp.</text:p>
      <text:p text:style-name="P4"><text:tab/>Standard Microsystems Corp. 2.0 Hub</text:p>
      <text:p text:style-name="P4"><text:tab/>Linux Foundation 2.0 root hub</text:p>
      <text:p text:style-name="P4">step 2:</text:p>
      <text:p text:style-name="P4"><text:tab/>When a new USB device is connected some status messages will be printed in the console.</text:p>
      <text:p text:style-name="P4"><text:tab/>usb 1-1.3: new high-speed USB device number 5 using ci_hdrc<text:tab/></text:p>
      <text:p text:style-name="P4"><text:tab/>usb-storage 1-1.3:1.0: USB Mass Storage device detected</text:p>
      <text:p text:style-name="P4"><text:tab/>scsi1 : usb-storage 1-1.3:1.0</text:p>
      <text:p text:style-name="P4"><text:tab/>scsi 1:0:0:0: Direct-Access</text:p>
      <text:p text:style-name="P4"><text:tab/>Kingston DataTraveler G2 1.00 PQ:</text:p>
      <text:p text:style-name="P4"><text:tab/>0 ANSI: 2</text:p>
      <text:p text:style-name="P4"><text:tab/>sd 1:0:0:0: [sda] 31252024 512-byte logical blocks: (16.0 GB/14.9</text:p>
      <text:p text:style-name="P4"><text:tab/>GiB)</text:p>
      <text:p text:style-name="P4"><text:tab/>sd 1:0:0:0: [sda] Write Protect is off</text:p>
      <text:p text:style-name="P4"><text:tab/>sd 1:0:0:0: [sda] Incomplete mode parameter data</text:p>
      <text:p text:style-name="P4"><text:tab/>sd 1:0:0:0: [sda] Assuming drive cache: write through</text:p>
      <text:p text:style-name="P4"><text:tab/>sd 1:0:0:0: [sda] Incomplete mode parameter data</text:p>
      <text:p text:style-name="P4"><text:tab/>sd 1:0:0:0: [sda] Assuming drive cache: write through</text:p>
      <text:p text:style-name="P4"><text:tab/>sda: sda1</text:p>
      <text:p text:style-name="P4">sd 1:0:0:0: [sda] Incomplete mode parameter data</text:p>
      <text:p text:style-name="P4">sd 1:0:0:0: [sda] Assuming drive cache: write through</text:p>
      <text:p text:style-name="P4">sd 1:0:0:0: [sda] Attached SCSI removable disk</text:p>
      <text:p text:style-name="P4"></text:p>
      <text:p text:style-name="P4"></text:p>
      <text:p text:style-name="P4">Mouse <text:s/>: <text:s/>To enable mouse in the borad follow the below steps</text:p>
      <text:p text:style-name="P4">-----</text:p>
      <text:p text:style-name="P4">Step 1: Type "mouse --help" in the terminal and follow the comands</text:p>
      <text:p text:style-name="P4"></text:p>
      <text:p text:style-name="P4"></text:p>
      <text:p text:style-name="P4">DISPLAY IN U-BOOT : </text:p>
      <text:p text:style-name="P4">-----------------</text:p>
      <text:p text:style-name="P4"><text:tab/>To enable Step 1: Follow the command to enable the display "ea-disp"</text:p>
      <text:p text:style-name="P4"></text:p>
      <text:p text:style-name="P4"><text:soft-page-break/></text:p>
      <text:p text:style-name="P4"><text:tab/>=&gt; eadisp</text:p>
      <text:p text:style-name="P4"><text:tab/><text:tab/>Available display configurations:</text:p>
      <text:p text:style-name="P4"><text:tab/><text:tab/>0) lvds0 hannstar:18:64998375,1024,768,220,40,21,7,60,...</text:p>
      <text:p text:style-name="P4"><text:tab/><text:tab/>1) lvds1 hannstar:18:64998375,1024,768,220,40,21,7,60,...</text:p>
      <text:p text:style-name="P4"><text:tab/><text:tab/>2)rgb Innolux-AT070TN:24:33336667,800,480,89,164,75,75,...</text:p>
      <text:p text:style-name="P4"><text:tab/><text:tab/>3)rgb nhd-4.3-480272ef:24:9009009,480,272,2,2,2,2,41,...</text:p>
      <text:p text:style-name="P4"><text:tab/><text:tab/>4)rgb nhd-5.0-800480tf:24:29232073,800,480,40,40,29,13,...</text:p>
      <text:p text:style-name="P4"><text:tab/><text:tab/>5)rgb nhd-7.0-800480ef:24:29232073,800,480,40,40,29,13,...</text:p>
      <text:p text:style-name="P4"><text:tab/><text:tab/>6)rgb umsh-8864:24:9061007,480,272,20,20,20,20,...</text:p>
      <text:p text:style-name="P4"><text:tab/><text:tab/>7)rgb umsh-8596-30t:24:33264586,800,480,128,120,20,20,...</text:p>
      <text:p text:style-name="P4"><text:tab/><text:tab/>8)rgb umsh-8596-33t:24:32917475,800,480,200,200,45,45,...</text:p>
      <text:p text:style-name="P4"><text:tab/><text:tab/>9)rgb rogin-rx050a:24:32917475,800,480,200,200,45,45,...</text:p>
      <text:p text:style-name="P4"><text:tab/><text:tab/>10) hdmi 1280x720M@60:m24:74161969,1280,720,220,110,20,5,...</text:p>
      <text:p text:style-name="P4"><text:tab/><text:tab/>11) hdmi 1920x1080M@60:m24:148500148,1920,1080,148,88,36,...</text:p>
      <text:p text:style-name="P4"><text:tab/><text:tab/>12) hdmi 640x480M@60:m24:25200342,640,480,48,16,33,10,...</text:p>
      <text:p text:style-name="P4"><text:tab/><text:tab/>13) hdmi 720x480M@60:m24:27027027,720,480,60,16,30,9,62,...</text:p>
      <text:p text:style-name="P4"></text:p>
      <text:p text:style-name="P4">Current Selection:</text:p>
      <text:p text:style-name="P4"><text:tab/><text:tab/><text:tab/>enabled <text:tab/><text:tab/>prefer<text:tab/><text:tab/>configuration</text:p>
      <text:p text:style-name="P4"><text:tab/><text:tab/>rgb:</text:p>
      <text:p text:style-name="P4"><text:tab/><text:tab/><text:tab/>no<text:tab/><text:tab/><text:tab/>no<text:tab/><text:tab/>Innolux-AT070TN:24:33336667,...</text:p>
      <text:p text:style-name="P4"><text:tab/><text:tab/>lvds0:</text:p>
      <text:p text:style-name="P4"><text:tab/><text:tab/><text:tab/>no<text:tab/><text:tab/><text:tab/>no<text:tab/><text:tab/>hannstar:18:64998375,...</text:p>
      <text:p text:style-name="P4"><text:tab/><text:tab/>lvds1:<text:tab/></text:p>
      <text:p text:style-name="P4"><text:tab/><text:tab/><text:tab/>no<text:tab/><text:tab/><text:tab/>no<text:tab/><text:tab/>hannstar:18:64998375,...</text:p>
      <text:p text:style-name="P4"></text:p>
      <text:p text:style-name="P4"><text:tab/><text:tab/>hdmi:</text:p>
      <text:p text:style-name="P4"><text:tab/><text:tab/><text:tab/>no<text:tab/><text:tab/><text:tab/>no<text:tab/><text:tab/>1280x720M@60:m24:74161969,...</text:p>
      <text:p text:style-name="P4"></text:p>
      <text:p text:style-name="P4"></text:p>
      <text:p text:style-name="P4"></text:p>
      <text:p text:style-name="P4"><text:tab/>=&gt;<text:tab/>Type "eadisp enable lvds0/rgb" command to enable the display</text:p>
      <text:p text:style-name="P4"></text:p>
      <text:p text:style-name="P4"><text:tab/>It enables the display it shows "yes" in "enabled" &amp; "prefer" in lvds0</text:p>
      <text:p text:style-name="P4"></text:p>
      <text:p text:style-name="P4"></text:p>
      <text:p text:style-name="P4"><text:tab/>=&gt; <text:s/><text:tab/>To save the changes made follow the commands</text:p>
      <text:p text:style-name="P4"></text:p>
      <text:p text:style-name="P4"><text:tab/><text:tab/>=&gt; saveenv</text:p>
      <text:p text:style-name="P4"><text:tab/><text:tab/>=&gt; reset</text:p>
      <text:p text:style-name="P4"></text:p>
      <text:p text:style-name="P4"></text:p>
      <text:p text:style-name="P4">AUDIO :</text:p>
      <text:p text:style-name="P4">-----</text:p>
      <text:p text:style-name="P4">In uboot it wont be applicable </text:p>
      <text:p text:style-name="P4"></text:p>
      <text:p text:style-name="P4">KERNEL :</text:p>
      <text:p text:style-name="P4"></text:p>
      <text:p text:style-name="P4">step 1:</text:p>
      <text:p text:style-name="P4"><text:tab/>Use headphones in the jacket on the COM Carrier Board.</text:p>
      <text:p text:style-name="P4">step 2:</text:p>
      <text:p text:style-name="P4"><text:soft-page-break/><text:tab/># ls /usr/share/sounds/alsa/</text:p>
      <text:p text:style-name="P4"><text:tab/>Front_Center.wav Noise.wav</text:p>
      <text:p text:style-name="P4"><text:tab/>Front_Left.wav</text:p>
      <text:p text:style-name="P4"><text:tab/>Rear_Center.wav</text:p>
      <text:p text:style-name="P4"><text:tab/>Front_Right.wav</text:p>
      <text:p text:style-name="P4"><text:tab/>Rear_Left.wav</text:p>
      <text:p text:style-name="P4"><text:tab/>Rear_Right.wav</text:p>
      <text:p text:style-name="P4"><text:tab/>Side_Left.wav</text:p>
      <text:p text:style-name="P4"><text:tab/>Side_Right.wav</text:p>
      <text:p text:style-name="P4">step 3:</text:p>
      <text:p text:style-name="P4">to enable the sound we want to use below command</text:p>
      <text:p text:style-name="P4"><text:tab/># aplay /usr/share/sounds/alsa/Front_Left.wav</text:p>
      <text:p text:style-name="P4">step 4:</text:p>
      <text:p text:style-name="P4"><text:tab/>If there is no sound at all, it is most likely because the output is off or muted. To get a long list of all</text:p>
      <text:p text:style-name="P4">mixer controls:</text:p>
      <text:p text:style-name="P4"><text:tab/># amixer</text:p>
      <text:p text:style-name="P4"><text:tab/>Simple mixer control 'Master',0</text:p>
      <text:p text:style-name="P4"><text:tab/>Capabilities: pvolume</text:p>
      <text:p text:style-name="P4"><text:tab/>Playback channels: Front Left - Front Right</text:p>
      <text:p text:style-name="P4"><text:tab/>Limits: Playback 0 – 127</text:p>
      <text:p text:style-name="P4"><text:tab/>Mono:</text:p>
      <text:p text:style-name="P4"><text:tab/>Front Left: Playback 101 [80%] [-20.00dB]</text:p>
      <text:p text:style-name="P4"><text:tab/>Front Right: Playback 101 [80%] [-20.00dB]</text:p>
      <text:p text:style-name="P4"><text:tab/>...</text:p>
      <text:p text:style-name="P4"><text:tab/>Simple mixer control 'Output Mixer HiFi',0</text:p>
      <text:p text:style-name="P4"><text:tab/>Capabilities: pswitch pswitch-joined</text:p>
      <text:p text:style-name="P4"><text:tab/>Playback channels: Mono</text:p>
      <text:p text:style-name="P4"><text:tab/>Mono: Playback [off]</text:p>
      <text:p text:style-name="P4"><text:tab/>...</text:p>
      <text:p text:style-name="P4"></text:p>
      <text:p text:style-name="P4">Step 5:</text:p>
      <text:p text:style-name="P4"><text:tab/># amixer controls</text:p>
      <text:p text:style-name="P4"><text:tab/>numid=2,iface=MIXER,name='Master Playback ZC Switch'</text:p>
      <text:p text:style-name="P4"><text:tab/>numid=1,iface=MIXER,name='Master Playback Volume'</text:p>
      <text:p text:style-name="P4"><text:tab/>numid=4,iface=MIXER,name='Line Capture Switch'</text:p>
      <text:p text:style-name="P4"><text:tab/>numid=5,iface=MIXER,name='Mic Boost Volume'</text:p>
      <text:p text:style-name="P4"><text:tab/>numid=6,iface=MIXER,name='Mic Capture Switch'</text:p>
      <text:p text:style-name="P4"><text:tab/>numid=8,iface=MIXER,name='ADC High Pass Filter Switch'</text:p>
      <text:p text:style-name="P4"><text:tab/>numid=3,iface=MIXER,name='Capture Volume'</text:p>
      <text:p text:style-name="P4"><text:tab/>numid=10,iface=MIXER,name='Playback Deemphasis Switch'</text:p>
      <text:p text:style-name="P4"><text:tab/>numid=11,iface=MIXER,name='Input Mux'</text:p>
      <text:p text:style-name="P4"><text:tab/>numid=14,iface=MIXER,name='Output Mixer HiFi Playback Switch'</text:p>
      <text:p text:style-name="P4"><text:tab/>numid=12,iface=MIXER,name='Output Mixer Line Bypass Switch'</text:p>
      <text:p text:style-name="P4"><text:tab/>numid=13,iface=MIXER,name='Output Mixer Mic Sidetone Switch'</text:p>
      <text:p text:style-name="P4"><text:tab/>numid=7,iface=MIXER,name='Sidetone Playback Volume'</text:p>
      <text:p text:style-name="P4"><text:tab/>numid=9,iface=MIXER,name='Store DC Offset Switch'</text:p>
      <text:p text:style-name="P4"></text:p>
      <text:p text:style-name="P4">Step 6:</text:p>
      <text:p text:style-name="P4"><text:tab/>On the core-image-base build that you should be running, the only mixer setting that must be changed</text:p>
      <text:p text:style-name="P4"><text:tab/>is the “Output Mixer HiFi Playback Switch” which is turned off by default. To enable it look <text:soft-page-break/>for the</text:p>
      <text:p text:style-name="P4"><text:tab/>“numid=xx” in the list above to find that it is “numid=14”. Enable with the following commands:</text:p>
      <text:p text:style-name="P4"># amixer -q cset numid=14 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07:36.242013471</meta:creation-date>
    <dc:date>2017-02-21T17:20:14.664086150</dc:date>
    <meta:editing-duration>PT57M28S</meta:editing-duration>
    <meta:editing-cycles>1</meta:editing-cycles>
    <meta:document-statistic meta:table-count="0" meta:image-count="0" meta:object-count="0" meta:page-count="6" meta:paragraph-count="259" meta:word-count="924" meta:character-count="7621" meta:non-whitespace-character-count="6076"/>
    <meta:generator>LibreOffice/4.2.4.2$Linux_X86_64 LibreOffice_project/420m0$Build-2</meta:generator>
  </office:meta>
</office:document-meta>
</file>